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Bold" style:font-family-generic="modern" style:font-pitch="fixed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ourier New" fo:font-size="10.5pt" style:text-underline-style="none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ourier New" fo:font-size="10.5pt" style:text-underline-style="none" fo:font-weight="normal" officeooo:paragraph-rsid="001bb826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ourier New" fo:font-size="10.5pt" style:text-underline-style="none" fo:font-weight="normal" officeooo:paragraph-rsid="001e42a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ourier New" fo:font-size="10.5pt" style:text-underline-style="none" fo:font-weight="normal" officeooo:rsid="001bb826" officeooo:paragraph-rsid="001bb826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ourier New" fo:font-size="10.5pt" style:text-underline-style="none" fo:font-weight="bold" style:font-size-asian="10.5pt" style:font-weight-asian="bold" style:font-size-complex="10.5pt" style:font-weight-complex="bold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X294 Ben</text:span></text:p>
      <text:p text:style-name="P1"><text:span text:style-name="T1"/></text:p>
      <text:p text:style-name="P1"><text:span text:style-name="T1">Je krijgt een control node, waar je je werk op moet doen. Daarnaast zijn er 5 client nodes. De client nodes worden door Redhat gereset voor het grading script.</text:span></text:p>
      <text:p text:style-name="P1"><text:span text:style-name="T1"/></text:p>
      <text:p text:style-name="P1"><text:span text:style-name="T1">Alles moet onder user admin (ssh keyless en sudo zonder wachtwoord); alle files moeten in directory /home/admin/ansible</text:span></text:p>
      <text:p text:style-name="P1"><text:span text:style-name="T1"/></text:p>
      <text:p text:style-name="P1"><text:span text:style-name="T1">Collections moeten in /home/admin/ansible/mycollections</text:span></text:p>
      <text:p text:style-name="P3"><text:span text:style-name="T1">Roles moeten in /home/admin/ansible/roles</text:span></text:p>
      <text:p text:style-name="P3"><text:span text:style-name="T2"/></text:p>
      <text:p text:style-name="P3"><text:span text:style-name="T2">Taak 1: Install ansible op control node</text:span></text:p>
      <text:p text:style-name="P5"><text:span text:style-name="T1"/></text:p>
      <text:p text:style-name="P1"><text:span text:style-name="T1">$ sudo dnf install ansible-core ansible-navigator</text:span></text:p>
      <text:p text:style-name="P3"><text:span text:style-name="T1">$ podman login registry.redhat.io</text:span></text:p>
      <text:p text:style-name="P3"><text:span text:style-name="T2"/></text:p>
      <text:p text:style-name="P3"><text:span text:style-name="T2">Taak 2: Ansible config en Inventory</text:span></text:p>
      <text:p text:style-name="P5"><text:span text:style-name="T1"/></text:p>
      <text:p text:style-name="P1"><text:span text:style-name="T1">$ ansible-config init --disabled &gt; ansible.cfg</text:span></text:p>
      <text:p text:style-name="P1"><text:span text:style-name="T1">of</text:span></text:p>
      <text:p text:style-name="P1"><text:span text:style-name="T1">$ vi ansible.cfg</text:span></text:p>
      <text:p text:style-name="P1"><text:span text:style-name="T1">- collections_path, roles_path, inventory, become=true er in gezet</text:span></text:p>
      <text:p text:style-name="P3"><text:span text:style-name="T1">Inventory (5 nodes, 1x dev, 1x test, 2x prod, 1x balancers, webservers vallen onder prod)</text:span></text:p>
      <text:p text:style-name="P3"><text:span text:style-name="T2"/></text:p>
      <text:p text:style-name="P3"><text:span text:style-name="T2">Taak 3: Yum Repo</text:span></text:p>
      <text:p text:style-name="P5"><text:span text:style-name="T1"/></text:p>
      <text:p text:style-name="P2"><text:span text:style-name="T1">– Playbook: voeg 2 yum repos toe aan alle machines</text:span></text:p>
      <text:p text:style-name="P2"><text:span text:style-name="T1">– gebruik de volgende modules, zie ook 9.2 in RH294-0.0 lab</text:span></text:p>
      <text:p text:style-name="P1"><text:span text:style-name="T1">ansible.builtin.yum_repository:</text:span></text:p>
      <text:p text:style-name="P3"><text:span text:style-name="T1">ansible.builtin.rpm_key:</text:span></text:p>
      <text:p text:style-name="P3"><text:span text:style-name="T2"/></text:p>
      <text:p text:style-name="P3"><text:span text:style-name="T2">Taak 4: Packages</text:span></text:p>
      <text:p text:style-name="P5"><text:span text:style-name="T1"/></text:p>
      <text:p text:style-name="P1"><text:span text:style-name="T1">- Packages (packages en group) voor dev, test en prod, installeer packages mariadb-server + php</text:span></text:p>
      <text:p text:style-name="P1"><text:span text:style-name="T1">- Voor dev: @RPM Developer Tools</text:span></text:p>
      <text:p text:style-name="P1"><text:span text:style-name="T1">- Ook voor dev: all packages latest installeren (name: “*” state: latest)</text:span></text:p>
      <text:p text:style-name="P3"><text:span text:style-name="T1">ansible.builtin.dnf:</text:span></text:p>
      <text:p text:style-name="P3"><text:span text:style-name="T2"/></text:p>
      <text:p text:style-name="P3"><text:span text:style-name="T2">Taak 5: Collections installeren (vanuit url)</text:span></text:p>
      <text:p text:style-name="P5"><text:span text:style-name="T1"/></text:p>
      <text:p text:style-name="P1"><text:span text:style-name="T1">- wget tar.gz files</text:span></text:p>
      <text:p text:style-name="P1"><text:span text:style-name="T1">- ansible-galaxy collection install &lt;file&gt; -p /home/admin/ansible/mycollections</text:span></text:p>
      <text:p text:style-name="P1"><text:span text:style-name="T1">Of</text:span></text:p>
      <text:p text:style-name="P3"><text:span text:style-name="T1">- ansible-galaxy collection install &lt;url&gt; -p &lt;path&gt;</text:span></text:p>
      <text:p text:style-name="P3"><text:span text:style-name="T2"/></text:p>
      <text:p text:style-name="P3"><text:span text:style-name="T2">Taak 6: 2 Roles installeren</text:span></text:p>
      <text:p text:style-name="P1"><text:span text:style-name="T2"/></text:p>
      <text:p text:style-name="P1"><text:span text:style-name="T1">- Moet via requirements.yml waarbij je de url opgeeft</text:span></text:p>
      <text:p text:style-name="P3"><text:span text:style-name="T1">- ansible-galaxy role install -r requirements.yml -p /home/admin/ansible/roles</text:span></text:p>
      <text:p text:style-name="P3"><text:span text:style-name="T2"/></text:p>
      <text:p text:style-name="P3"><text:span text:style-name="T2">Taak 7: Playbook om de 2 roles toe te passen</text:span></text:p>
      <text:p text:style-name="P5"><text:span text:style-name="T1"/></text:p>
      <text:p text:style-name="P1"><text:soft-page-break/><text:span text:style-name="T1">- Playbook om de 2 roles toe te passen</text:span></text:p>
      <text:p text:style-name="P1"><text:span text:style-name="T1">- Balancer role (haproxy) gaf issues/foutmelding</text:span></text:p>
      <text:p text:style-name="P1"><text:span text:style-name="T1"><text:s text:c="2"/>- tip vanuit YT: mss eerst phpinfo dan balancer?</text:span></text:p>
      <text:p text:style-name="P3"><text:span text:style-name="T1">- <text:s/>maak playbook, met daarin 2 plays die de role toepast op de goede groep</text:span></text:p>
      <text:p text:style-name="P3"><text:span text:style-name="T2"/></text:p>
      <text:p text:style-name="P3"><text:span text:style-name="T2">Taak 8: Role maken voor apache</text:span></text:p>
      <text:p text:style-name="P5"><text:span text:style-name="T1"/></text:p>
      <text:p text:style-name="P1"><text:span text:style-name="T1">- Role maken om apache te installeren (packages, services, index.html, firewalld)</text:span></text:p>
      <text:p text:style-name="P1"><text:span text:style-name="T1">$ ansible-galaxy role init apache</text:span></text:p>
      <text:p text:style-name="P1"><text:span text:style-name="T1">vi roles/apache/tasks/main.yml (modules voor dns, service, copy, firewalld)</text:span></text:p>
      <text:p text:style-name="P1"><text:span text:style-name="T1">- Er moest ook een template in, die de hostname en IP-adres zet in index.html via een ansible_fact</text:span></text:p>
      <text:p text:style-name="P1"><text:span text:style-name="T1">$ vi roles/apache/templates/index.html.j2</text:span></text:p>
      <text:p text:style-name="P3"><text:span text:style-name="T1"><text:s text:c="2"/>Welcome to {{ ansible_facts [‘hostname’] }} on {{ ansible_facts [‘default_ipv4’][‘address’] }}</text:span></text:p>
      <text:p text:style-name="P3"><text:span text:style-name="T2"/></text:p>
      <text:p text:style-name="P3"><text:span text:style-name="T2">Taak 9: Playbook voor apache role</text:span></text:p>
      <text:p text:style-name="P5"><text:span text:style-name="T1"/></text:p>
      <text:p text:style-name="P3"><text:span text:style-name="T1">- Vervolgens playbook om apache role uit te voeren op de webservers group</text:span></text:p>
      <text:p text:style-name="P3"><text:span text:style-name="T2"/></text:p>
      <text:p text:style-name="P3"><text:span text:style-name="T2">Taak 10: SElinux met RHEL System Role</text:span></text:p>
      <text:p text:style-name="P5"><text:span text:style-name="T1"/></text:p>
      <text:p text:style-name="P1"><text:span text:style-name="T1">- SElinux playbook met rhel system role</text:span></text:p>
      <text:p text:style-name="P1"><text:span text:style-name="T1">- set (enforcing, targeted)</text:span></text:p>
      <text:p text:style-name="P1"><text:span text:style-name="T1">- haal de variabelen uit de README.md van de role en voeg deze in playbook toe</text:span></text:p>
      <text:p text:style-name="P3"><text:span text:style-name="T1">- of in groupvars/elders</text:span></text:p>
      <text:p text:style-name="P3"><text:span text:style-name="T2"/></text:p>
      <text:p text:style-name="P3"><text:span text:style-name="T2">Taak 11: Web content aanmaken</text:span></text:p>
      <text:p text:style-name="P1"><text:span text:style-name="T2"/></text:p>
      <text:p text:style-name="P1"><text:span text:style-name="T1">- modules: directory, content, verschillende host groups, link, setgid bit, rwx, rwx, r-x rechten</text:span></text:p>
      <text:p text:style-name="P1"><text:span text:style-name="T1">- denk aan Selinux content zodat hij gelezen kan worden</text:span></text:p>
      <text:p text:style-name="P1"><text:span text:style-name="T1">- /webdev dir aanmaken</text:span></text:p>
      <text:p text:style-name="P1"><text:span text:style-name="T1">- /var/www/html/webdev symbolic link naar /webdev</text:span></text:p>
      <text:p text:style-name="P3"><text:span text:style-name="T1">- http://node1.domain2.example.com/index.html moet respons geven en “Development” laten zien (stond niet echt beschreven, maar heb dus ook apache en firewalld geconfigureerd)</text:span></text:p>
      <text:p text:style-name="P3"><text:span text:style-name="T2"/></text:p>
      <text:p text:style-name="P3"><text:span text:style-name="T2">Taak 12: Hardware report</text:span></text:p>
      <text:p text:style-name="P1"><text:span text:style-name="T2"/></text:p>
      <text:p text:style-name="P1"><text:span text:style-name="T1">- Je krijgt een hwreport.empty (via een url, met daarin volgende tekst):</text:span></text:p>
      <text:p text:style-name="P1"><text:span text:style-name="T1">HOSTNAME=inventory_hostname</text:span></text:p>
      <text:p text:style-name="P1"><text:span text:style-name="T1">MEMORY=total_mb</text:span></text:p>
      <text:p text:style-name="P1"><text:span text:style-name="T1">BIOS=bios_version</text:span></text:p>
      <text:p text:style-name="P1"><text:span text:style-name="T1">DISK_SIZE_VDA=disk_size_vda</text:span></text:p>
      <text:p text:style-name="P1"><text:span text:style-name="T1">DISK_SIZE_VDB=disk_size_vdb</text:span></text:p>
      <text:p text:style-name="P1"><text:span text:style-name="T1">- Je moet bovenstaande file via die url naar de machine zetten in /root/hwreport.txt.</text:span></text:p>
      <text:p text:style-name="P1"><text:span text:style-name="T1">- Vervolgens elke regel modifyen met de daadwerkelijke waardes.</text:span></text:p>
      <text:p text:style-name="P1"><text:span text:style-name="T1">- Als een device niet bestaat, moet je =NONE in je file zetten.</text:span></text:p>
      <text:p text:style-name="P1"><text:span text:style-name="T1">- ansible.builtin.get_url om bestand te zetten op /root/hwreport.txt</text:span></text:p>
      <text:p text:style-name="P1"><text:span text:style-name="T1">- ansible.builtin.lineinfile om lines te replacen</text:span></text:p>
      <text:p text:style-name="P1"><text:soft-page-break/><text:span text:style-name="T1"><text:s text:c="2"/>- heeft ben per regel apart gedaan</text:span></text:p>
      <text:p text:style-name="P1"><text:span text:style-name="T1">- voor de vdb disk een when: toegevoegd</text:span></text:p>
      <text:p text:style-name="P1"><text:span text:style-name="T1"><text:s text:c="4"/>when: ansible_facts[‘ansible_devices’][‘vdb’] is not defined</text:span></text:p>
      <text:p text:style-name="P1"><text:span text:style-name="T1"><text:s text:c="2"/>kan ook met filter?</text:span></text:p>
      <text:p text:style-name="P3"><text:span text:style-name="T1"><text:s text:c="4"/>line: "DISK_SIZE_VDB={{ ansible_devices['vdb']['size'] | default('none') }}"</text:span></text:p>
      <text:p text:style-name="P3"><text:span text:style-name="T2"/></text:p>
      <text:p text:style-name="P3"><text:span text:style-name="T2">Taak 13: Vault (aanmaken, secrets file met password, rekey)</text:span></text:p>
      <text:p text:style-name="P1"><text:span text:style-name="T2"/></text:p>
      <text:p text:style-name="P1"><text:span text:style-name="T1">$ ansible-vault create locker.yml</text:span></text:p>
      <text:p text:style-name="P1"><text:span text:style-name="T1"><text:s text:c="2"/>- pwdeveloper + pwmanager variabelen maken</text:span></text:p>
      <text:p text:style-name="P1"><text:span text:style-name="T1">- wachtwoord dat je gebruikt moet je in secrets.txt zetten</text:span></text:p>
      <text:p text:style-name="P1"><text:span text:style-name="T1">- je krijgt via een url een salaries.yml die encrypted is, moet ander wachtwoord op</text:span></text:p>
      <text:p text:style-name="P1"><text:span text:style-name="T1">$ wget http://utility.lab.domain2.com/salaries.yml </text:span></text:p>
      <text:p text:style-name="P3"><text:span text:style-name="T1">$ ansible-vault rekey salaries.yml</text:span></text:p>
      <text:p text:style-name="P3"><text:span text:style-name="T2"/></text:p>
      <text:p text:style-name="P3"><text:span text:style-name="T2">Taak 14 Users aanmaken</text:span></text:p>
      <text:p text:style-name="P1"><text:span text:style-name="T2"/></text:p>
      <text:p text:style-name="P1"><text:span text:style-name="T1">- Users aanmaken adhv. een user list, met vault en vars_files, conditionals met job</text:span></text:p>
      <text:p text:style-name="P1"><text:span text:style-name="T1">- users_list.yml krijg je via url en bevat dit:</text:span></text:p>
      <text:p text:style-name="P1"><text:span text:style-name="T1">users:</text:span></text:p>
      <text:p text:style-name="P1"><text:span text:style-name="T1"><text:s text:c="2"/>- name: bob</text:span></text:p>
      <text:p text:style-name="P1"><text:span text:style-name="T1"><text:s text:c="4"/>job: developer</text:span></text:p>
      <text:p text:style-name="P1"><text:span text:style-name="T1"><text:s text:c="4"/>uid: 3001</text:span></text:p>
      <text:p text:style-name="P1"><text:span text:style-name="T1"><text:s text:c="2"/>- name: truss</text:span></text:p>
      <text:p text:style-name="P1"><text:span text:style-name="T1"><text:s text:c="4"/>Job: manager</text:span></text:p>
      <text:p text:style-name="P1"><text:span text:style-name="T1"><text:s text:c="4"/>uid: 4001</text:span></text:p>
      <text:p text:style-name="P1"><text:span text:style-name="T1">- eerst zorgen dat group bestaat</text:span></text:p>
      <text:p text:style-name="P1"><text:span text:style-name="T1">- Playbook maken met vars_files: locker.yml + users_list.yml</text:span></text:p>
      <text:p text:style-name="P1"><text:span text:style-name="T1">- Play 1: Indien job developer, user op dev</text:span></text:p>
      <text:p text:style-name="P1"><text:span text:style-name="T1"><text:s text:c="2"/>when: item.name == "developer"</text:span></text:p>
      <text:p text:style-name="P1"><text:span text:style-name="T1">- Play 2: Indien job manager, user op prod</text:span></text:p>
      <text:p text:style-name="P1"><text:span text:style-name="T1"><text:s text:c="2"/>when: item.name = "manager"</text:span></text:p>
      <text:p text:style-name="P1"><text:span text:style-name="T1">- loop: "{{ users }}"</text:span></text:p>
      <text:p text:style-name="P3"><text:span text:style-name="T1">- password met password_hash('sha512') filter</text:span></text:p>
      <text:p text:style-name="P3"><text:span text:style-name="T2"/></text:p>
      <text:p text:style-name="P3"><text:span text:style-name="T2">Taak 15: Storage</text:span></text:p>
      <text:p text:style-name="P1"><text:span text:style-name="T2"/></text:p>
      <text:p text:style-name="P1"><text:span text:style-name="T1">- (primary partition met parted, filesystem, mount). Vervelende conditionals met sizes</text:span></text:p>
      <text:p text:style-name="P1"><text:span text:style-name="T1">- ik heb parted, filesystem en mount modules gebruikt, maar het kan denk ik ook met de redhat_system_roles.storage</text:span></text:p>
      <text:p text:style-name="P1"><text:span text:style-name="T1">- Size moet 1500MiB. Als dat niet past, geef een error melding: “device is too small” en maak dan de partitie 800MiB</text:span></text:p>
      <text:p text:style-name="P1"><text:span text:style-name="T1">- Als er geen /dev/vdd device is, moet er een error message komen met: Device not found.</text:span></text:p>
      <text:p text:style-name="P1"><text:span text:style-name="T1">- parted: en filesystem: in community.general collection</text:span></text:p>
      <text:p text:style-name="P1"><text:span text:style-name="T1">- mount: in ansible.posix</text:span></text:p>
      <text:p text:style-name="P1"><text:span text:style-name="T1">- moet mss met LVM en/of system_roles.storage?</text:span></text:p>
      <text:p text:style-name="P1"><text:span text:style-name="T1">- Ben heeft block: resuce: always gemaakt</text:span></text:p>
      <text:p text:style-name="P1"><text:span text:style-name="T1"><text:s text:c="2"/>block:</text:span></text:p>
      <text:p text:style-name="P1"><text:span text:style-name="T1"><text:s text:c="4"/>fail: &lt;1500MB</text:span></text:p>
      <text:p text:style-name="P1"><text:span text:style-name="T1"><text:tab/>parted: 1500MB</text:span></text:p>
      <text:p text:style-name="P1"><text:span text:style-name="T1"><text:tab/>filesystem: ext4 vdb1</text:span></text:p>
      <text:p text:style-name="P1"><text:span text:style-name="T1"><text:tab/>mount: /newpart</text:span></text:p>
      <text:p text:style-name="P1"><text:span text:style-name="T1"><text:s text:c="2"/>rescue:</text:span></text:p>
      <text:p text:style-name="P1"><text:soft-page-break/><text:span text:style-name="T1"><text:s text:c="4"/>parted: 800MB</text:span></text:p>
      <text:p text:style-name="P1"><text:span text:style-name="T1"><text:tab/>filesystem: ext4 vdb1</text:span></text:p>
      <text:p text:style-name="P1"><text:span text:style-name="T1"><text:tab/>mount: /newpart</text:span></text:p>
      <text:p text:style-name="P1"><text:span text:style-name="T1"><text:s text:c="2"/>always:</text:span></text:p>
      <text:p text:style-name="P3"><text:span text:style-name="T1"><text:s text:c="4"/>fail: vdd not defined</text:span></text:p>
      <text:p text:style-name="P3"><text:span text:style-name="T2"/></text:p>
      <text:p text:style-name="P3"><text:span text:style-name="T2">Taak 16: /etc/issue afhankelijk van group vullen</text:span></text:p>
      <text:p text:style-name="P5"><text:span text:style-name="T1"/></text:p>
      <text:p text:style-name="P1"><text:span text:style-name="T1">- Dev, test en prod verschillende content</text:span></text:p>
      <text:p text:style-name="P1"><text:span text:style-name="T1">- 3 plays in 1 playbook gezet</text:span></text:p>
      <text:p text:style-name="P3"><text:span text:style-name="T1">- copy:</text:span></text:p>
      <text:p text:style-name="P3"><text:span text:style-name="T2"/></text:p>
      <text:p text:style-name="P3"><text:span text:style-name="T2">Taak 17: Cron entry</text:span></text:p>
      <text:p text:style-name="P5"><text:span text:style-name="T1"/></text:p>
      <text:p text:style-name="P1"><text:span text:style-name="T1">- User Natascha elke 2m een job afvuren: logger “EX294 is in progress”</text:span></text:p>
      <text:p text:style-name="P1"><text:span text:style-name="T1">ansible.builtin.cron:</text:span></text:p>
      <text:p text:style-name="P1"><text:span text:style-name="T1"><text:s text:c="2"/>- name: logger-job</text:span></text:p>
      <text:p text:style-name="P1"><text:span text:style-name="T1"><text:s text:c="4"/>user: Natascha</text:span></text:p>
      <text:p text:style-name="P1"><text:span text:style-name="T1"><text:s text:c="4"/>minute: “*/2”</text:span></text:p>
      <text:p text:style-name="P3"><text:span text:style-name="T1"><text:s text:c="4"/>job: ‘logger “EX294 is in progress”’</text:span></text:p>
      <text:p text:style-name="P3"><text:span text:style-name="T2"/></text:p>
      <text:p text:style-name="P3"><text:span text:style-name="T2">Taak 18: /etc/myhosts vullen met een .j2 jinja template dat net zo lijkt als /etc/hosts</text:span></text:p>
      <text:p text:style-name="P5"><text:span text:style-name="T1"/></text:p>
      <text:p text:style-name="P1"><text:span text:style-name="T1">- template:</text:span></text:p>
      <text:p text:style-name="P1"><text:span text:style-name="T1">&lt;static regels /etc/hosts&gt;</text:span></text:p>
      <text:p text:style-name="P1"><text:span text:style-name="T1">{% for myhost in groups[‘all’] %}</text:span></text:p>
      <text:p text:style-name="P1"><text:span text:style-name="T1">{{ hostvars[myhost][‘ansible_facts’][‘default_ipv4’][‘address’] }} {{ hostvars[myhost][‘ansible_facts’][‘fqdn’] }} {{ hostvars[myhost][‘ansible_facts’][‘hostname’] }}</text:span></text:p>
      <text:p text:style-name="P1"><text:span text:style-name="T1">{% endfor %}</text:span></text:p>
      <text:p text:style-name="P1"><text:span text:style-name="T1"/></text:p>
      <text:p text:style-name="P4"><text:span text:style-name="T1">hv: groups[‘all]’ werkt alleen bij ‘hosts: all’ in playboo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Bold" style:font-family-generic="modern" style:font-pitch="fixed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8T17:11:25.722000000</dc:date>
    <meta:editing-duration>PT13M3S</meta:editing-duration>
    <meta:editing-cycles>3</meta:editing-cycles>
    <meta:generator>LibreOffice/7.2.4.1$Windows_X86_64 LibreOffice_project/27d75539669ac387bb498e35313b970b7fe9c4f9</meta:generator>
    <meta:print-date>2024-09-18T17:08:14.404000000</meta:print-date>
    <meta:document-statistic meta:table-count="0" meta:image-count="0" meta:object-count="0" meta:page-count="4" meta:paragraph-count="137" meta:word-count="914" meta:character-count="6149" meta:non-whitespace-character-count="5290"/>
  </office:meta>
</office:document-meta>
</file>